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 style:font-pitch="variable"/>
    <style:font-face style:name="Calibri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ource Sans Pro" fo:font-size="12pt" fo:font-weight="normal" officeooo:rsid="0011f588" officeooo:paragraph-rsid="0011f588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top="0.0791in" fo:margin-bottom="0.0791in" style:contextual-spacing="false" fo:text-align="center" style:justify-single-word="false"/>
      <style:text-properties style:font-name="Source Sans Pro Semibold" fo:font-size="18pt" fo:font-weight="bold" officeooo:rsid="0011f588" officeooo:paragraph-rsid="0011f588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top="0.0791in" fo:margin-bottom="0.0791in" style:contextual-spacing="false" fo:text-align="center" style:justify-single-word="false"/>
      <style:text-properties style:font-name="Source Sans Pro" fo:font-size="16pt" fo:font-weight="normal" officeooo:rsid="0011f588" officeooo:paragraph-rsid="0011f588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margin-top="0.0791in" fo:margin-bottom="0.0791in" style:contextual-spacing="false" fo:text-align="center" style:justify-single-word="false"/>
      <style:text-properties style:font-name="Source Sans Pro" fo:font-size="16pt" fo:font-weight="normal" officeooo:rsid="001224bf" officeooo:paragraph-rsid="00132cf8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margin-top="0.0791in" fo:margin-bottom="0.0791in" style:contextual-spacing="false" fo:text-align="center" style:justify-single-word="false"/>
      <style:text-properties style:font-name="Source Sans Pro" fo:font-size="16pt" fo:font-weight="normal" officeooo:rsid="00132cf8" officeooo:paragraph-rsid="00132cf8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15%" fo:orphans="0" fo:widows="0" fo:text-indent="0in" style:auto-text-indent="false" style:writing-mode="lr-tb"/>
      <style:text-properties style:font-name="Source Sans Pro" fo:font-size="12pt" fo:language="en" fo:country="US" officeooo:paragraph-rsid="00132cf8" style:font-size-asian="12pt" style:font-name-complex="Calibri" style:font-size-complex="12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15%" fo:orphans="0" fo:widows="0" fo:text-indent="0in" style:auto-text-indent="false" style:writing-mode="lr-tb"/>
      <style:text-properties style:font-name="Source Sans Pro" fo:font-size="12pt" fo:language="en" fo:country="US" officeooo:rsid="0014d8c7" officeooo:paragraph-rsid="0014d8c7" style:font-size-asian="12pt" style:font-name-complex="Calibri" style:font-size-complex="12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15%" fo:orphans="0" fo:widows="0" fo:text-indent="0in" style:auto-text-indent="false" style:writing-mode="lr-tb"/>
      <style:text-properties style:font-name="Source Sans Pro" fo:font-size="12pt" fo:language="en" fo:country="US" officeooo:rsid="0014d8c7" officeooo:paragraph-rsid="0015d4a2" style:font-size-asian="12pt" style:font-name-complex="Calibri" style:font-size-complex="12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15%" fo:orphans="0" fo:widows="0" fo:text-indent="0in" style:auto-text-indent="false" style:writing-mode="lr-tb"/>
      <style:text-properties style:font-name="Source Sans Pro" fo:font-size="12pt" fo:language="en" fo:country="US" fo:font-weight="normal" officeooo:rsid="0015d4a2" officeooo:paragraph-rsid="00132cf8" style:font-size-asian="12pt" style:font-weight-asian="normal" style:font-name-complex="Calibri" style:font-size-complex="12pt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15%" fo:orphans="0" fo:widows="0" fo:text-indent="0in" style:auto-text-indent="false" style:writing-mode="lr-tb"/>
      <style:text-properties style:font-name="Source Sans Pro" fo:font-size="12pt" fo:language="en" fo:country="US" fo:font-weight="normal" officeooo:rsid="0015d4a2" officeooo:paragraph-rsid="0015d4a2" style:font-size-asian="12pt" style:font-weight-asian="normal" style:font-name-complex="Calibri" style:font-size-complex="12pt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15%" fo:orphans="0" fo:widows="0" fo:text-indent="0in" style:auto-text-indent="false" style:writing-mode="lr-tb"/>
      <style:text-properties style:font-name="Source Sans Pro" fo:font-size="12pt" officeooo:paragraph-rsid="00132cf8" style:font-size-asian="12pt" style:font-size-complex="12pt"/>
    </style:style>
    <style:style style:name="P12" style:family="paragraph" style:parent-style-name="Heading_20_1" style:list-style-name="L1">
      <style:paragraph-properties fo:margin-top="0in" fo:margin-bottom="0in" style:contextual-spacing="false" fo:text-align="start" style:justify-single-word="false"/>
      <style:text-properties style:font-name="Source Sans Pro" fo:font-size="12pt" fo:font-weight="normal" officeooo:rsid="0011f588" officeooo:paragraph-rsid="0011f588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font-name="Source Sans Pro" fo:font-size="12pt" fo:font-weight="normal" officeooo:rsid="0011f588" officeooo:paragraph-rsid="0011f588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font-name="Source Sans Pro" fo:font-size="12pt" fo:font-weight="normal" officeooo:rsid="001195d1" officeooo:paragraph-rsid="0011f588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margin-top="0in" fo:margin-bottom="0in" style:contextual-spacing="false" fo:text-align="start" style:justify-single-word="false"/>
      <style:text-properties style:font-name="Source Sans Pro" fo:font-size="12pt" fo:font-weight="normal" officeooo:rsid="00132cf8" officeooo:paragraph-rsid="00132cf8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font-name="Source Sans Pro" fo:font-size="12pt" fo:font-weight="normal" officeooo:rsid="001bac46" officeooo:paragraph-rsid="001bac46" style:font-size-asian="12pt" style:font-weight-asian="normal" style:font-size-complex="12pt" style:font-weight-complex="normal"/>
    </style:style>
    <style:style style:name="T1" style:family="text">
      <style:text-properties officeooo:rsid="00132cf8"/>
    </style:style>
    <style:style style:name="T2" style:family="text">
      <style:text-properties style:font-name="Source Sans Pro" fo:font-weight="normal" officeooo:rsid="001224bf" style:font-weight-asian="normal" style:font-weight-complex="normal"/>
    </style:style>
    <style:style style:name="T3" style:family="text">
      <style:text-properties style:font-name="Source Sans Pro" fo:font-weight="normal" officeooo:rsid="0015d4a2" style:font-weight-asian="normal" style:font-weight-complex="normal"/>
    </style:style>
    <style:style style:name="T4" style:family="text">
      <style:text-properties style:font-name="Source Sans Pro" fo:font-weight="normal" officeooo:rsid="0018ae65" style:font-weight-asian="normal" style:font-weight-complex="normal"/>
    </style:style>
    <style:style style:name="T5" style:family="text">
      <style:text-properties fo:language="en" fo:country="US" style:font-name-complex="Calibri"/>
    </style:style>
    <style:style style:name="T6" style:family="text">
      <style:text-properties fo:language="en" fo:country="US" officeooo:rsid="0015c31d" style:font-name-complex="Calibri"/>
    </style:style>
    <style:style style:name="T7" style:family="text">
      <style:text-properties fo:language="en" fo:country="US" officeooo:rsid="00132cf8" style:font-name-complex="Calibri"/>
    </style:style>
    <style:style style:name="T8" style:family="text">
      <style:text-properties fo:language="en" fo:country="US" officeooo:rsid="0014d8c7" style:font-name-complex="Calibri"/>
    </style:style>
    <style:style style:name="T9" style:family="text">
      <style:text-properties officeooo:rsid="0015d4a2"/>
    </style:style>
    <style:style style:name="T10" style:family="text">
      <style:text-properties officeooo:rsid="0018ae6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PJ – Filip Greš IV.SA</text:p>
      <text:p text:style-name="P1">Vytvoriť jednoduchý 3D Viewer, ktorý bude v rôznych pohľadoch zobrazovať 3D objekty.</text:p>
      <text:p text:style-name="P3">Čiastkove ciele projektu</text:p>
      <text:list xml:id="list1747486649" text:style-name="L1">
        <text:list-item>
          <text:p text:style-name="P16">Prehľadný, ľahko upravovateľný kod</text:p>
        </text:list-item>
        <text:list-item>
          <text:p text:style-name="P13">Multiplatformový (Windows, Linux)</text:p>
        </text:list-item>
        <text:list-item>
          <text:p text:style-name="P14">Intuitívny dizajn, kde používateľ nie je zahltený funkciami programu.</text:p>
        </text:list-item>
        <text:list-item>
          <text:p text:style-name="P13">Zobrazenie Normalov, ViewPort zobrazenie a klasicke 3d zobrazenie</text:p>
        </text:list-item>
        <text:list-item>
          <text:h text:style-name="P12" text:outline-level="1">Perspektívna/ortografická <text:span text:style-name="T1">kamera</text:span></text:h>
        </text:list-item>
      </text:list>
      <text:p text:style-name="P5">Závislosti</text:p>
      <text:list xml:id="list3974940664" text:style-name="L2">
        <text:list-item>
          <text:p text:style-name="P15">OpenGL/GLEW</text:p>
        </text:list-item>
        <text:list-item>
          <text:p text:style-name="P15">GLFW</text:p>
        </text:list-item>
      </text:list>
      <text:p text:style-name="P4">Rozloženie projektu</text:p>
      <text:p text:style-name="P11"><text:span text:style-name="T5">1. týždeň – </text:span><text:span text:style-name="T6">Configuration</text:span></text:p>
      <text:p text:style-name="P11"><text:span text:style-name="T6"><text:tab/><text:tab/>- </text:span><text:span text:style-name="T7">Cmake setup</text:span></text:p>
      <text:p text:style-name="P11"><text:span text:style-name="T7"><text:tab/><text:tab/>- OpenGL/GLEW, </text:span><text:span text:style-name="T8">GLFW </text:span><text:span text:style-name="T7">linking</text:span></text:p>
      <text:p text:style-name="P6">2. týždeň - Basic logging system </text:p>
      <text:p text:style-name="P6"><text:tab/><text:tab/>- Thread safe</text:p>
      <text:p text:style-name="P6"><text:tab/><text:tab/>- Simple, Lightweight</text:p>
      <text:p text:style-name="P6"><text:tab/><text:tab/>- Console, File output</text:p>
      <text:p text:style-name="P6"><text:tab/><text:tab/>- OpenGL error handling</text:p>
      <text:p text:style-name="P6"><text:tab/><text:tab/>- <text:span text:style-name="T1">Asserting</text:span></text:p>
      <text:p text:style-name="P6">3. týždeň - Most basic 3D rendering</text:p>
      <text:p text:style-name="P6"><text:tab/><text:tab/>- Index Buffer</text:p>
      <text:p text:style-name="P6"><text:tab/><text:tab/>- Vertex Buffer</text:p>
      <text:p text:style-name="P6"><text:tab/><text:tab/>- Vertex Array</text:p>
      <text:p text:style-name="P6"><text:tab/><text:tab/>- Shaders</text:p>
      <text:p text:style-name="P7">4. týždeň – Event System</text:p>
      <text:p text:style-name="P7"><text:tab/><text:tab/>- Application events</text:p>
      <text:p text:style-name="P7"><text:tab/><text:tab/>- Key events</text:p>
      <text:p text:style-name="P7"><text:tab/><text:tab/>- Mouse events</text:p>
      <text:p text:style-name="P8"><text:span text:style-name="T9">5</text:span>. týždeň – <text:span text:style-name="T9">Putting everything together</text:span></text:p>
      <text:p text:style-name="P8"><text:tab/><text:tab/>- <text:span text:style-name="T9">Window abstraction</text:span></text:p>
      <text:p text:style-name="P8"><text:soft-page-break/><text:tab/><text:tab/>- <text:span text:style-name="T9">Model, Mesh, Line, Vertex</text:span></text:p>
      <text:p text:style-name="P8"><text:tab/><text:tab/>- <text:span text:style-name="T9">Camera</text:span></text:p>
      <text:p text:style-name="P8"><text:tab/><text:tab/>- <text:span text:style-name="T10">Directional Light</text:span></text:p>
      <text:p text:style-name="P6"><text:span text:style-name="T9">6</text:span>. týždeň - <text:span text:style-name="T9">GUI</text:span>:</text:p>
      <text:p text:style-name="P6"><text:span text:style-name="T2"><text:tab/><text:tab/>- </text:span><text:span text:style-name="T3">connecting ImGui</text:span></text:p>
      <text:p text:style-name="P9"><text:tab/><text:tab/>- Making layout</text:p>
      <text:p text:style-name="P9"><text:tab/><text:tab/>- Docking</text:p>
      <text:p text:style-name="P9"><text:tab/><text:tab/>- Gui events</text:p>
      <text:p text:style-name="P6"><text:span text:style-name="T3"><text:tab/><text:tab/>- </text:span><text:span text:style-name="T4">Textures</text:span></text:p>
      <text:p text:style-name="P10">8. týždeň – Loading/Saving Fil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 style:font-pitch="variable"/>
    <style:font-face style:name="Calibri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0T15:35:18.779600387</meta:creation-date>
    <dc:date>2022-01-20T20:07:43.055684263</dc:date>
    <meta:editing-duration>PT50M40S</meta:editing-duration>
    <meta:editing-cycles>7</meta:editing-cycles>
    <meta:generator>LibreOffice/7.1.8.1$Linux_X86_64 LibreOffice_project/10$Build-1</meta:generator>
    <meta:document-statistic meta:table-count="0" meta:image-count="0" meta:object-count="0" meta:page-count="2" meta:paragraph-count="42" meta:word-count="159" meta:character-count="1030" meta:non-whitespace-character-count="868"/>
  </office:meta>
</office:document-meta>
</file>